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84700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24.13cm" svg:x="2.90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.54cm" svg:x="4.175cm" svg:y="3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3cm" svg:height="2.54cm" draw:transform="rotate (1.57411245237339) translate (4.099cm 20.17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.54cm" svg:x="4.175cm" svg:y="8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.54cm" svg:x="4.175cm" svg:y="19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.54cm" svg:x="4.175cm" svg:y="24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32cm" svg:height="0.635cm" svg:x="4.175cm" svg:y="25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.54cm" draw:transform="rotate (1.56905099754261) translate (13.047cm 25.06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3cm" svg:height="2.54cm" draw:transform="rotate (1.57411245237339) translate (21.999cm 25.17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.54cm" svg:x="4.175cm" svg:y="14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32cm" svg:height="0.635cm" draw:transform="rotate (1.56905099754261) translate (14.117cm 25.0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91cm" svg:height="2.54cm" draw:transform="rotate (1.57411245237339) translate (21.989cm 11.16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685cm" svg:height="0.635cm" svg:x="4.175cm" svg:y="4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05cm" svg:height="0.635cm" svg:x="4.81cm" svg:y="9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415cm" svg:height="0.635cm" svg:x="4.81cm" svg:y="15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415cm" svg:height="0.635cm" svg:x="4.81cm" svg:y="20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16cm" svg:height="0.653cm" draw:transform="rotate (1.57411245237339) translate (23.015cm 25.13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16cm" svg:height="0.653cm" draw:transform="rotate (1.57411245237339) translate (4.916cm 20.43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1cm" svg:height="0.653cm" draw:transform="rotate (1.57411245237339) translate (23.102cm 10.39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35cm" svg:height="0.935cm" svg:x="15.705cm" svg:y="8.7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3.206cm" svg:y="7.72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3.207cm" svg:y="13.1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2.208cm" svg:y="10.423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4.809cm" svg:y="11.32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5.81cm" svg:y="14.12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2.111cm" svg:y="15.72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4.812cm" svg:y="16.72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3.213cm" svg:y="18.32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5.814cm" svg:y="19.429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2.215cm" svg:y="21.03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4.816cm" svg:y="21.93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4.117cm" svg:y="18.43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12.118cm" svg:y="25.733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22.019cm" svg:y="23.03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0.735cm" svg:height="0.935cm" svg:x="27.81cm" svg:y="7.32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5" draw:layer="layout" svg:width="5.08cm" svg:height="1.52cm" svg:x="28.905cm" svg:y="7.35cm">
          <draw:text-box>
            <text:p>Feu rouge</text:p>
          </draw:text-box>
        </draw:frame>
        <draw:custom-shape draw:style-name="gr6" draw:text-style-name="P1" draw:layer="layout" svg:width="0.635cm" svg:height="0.635cm" svg:x="22.22cm" svg:y="5.5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0.635cm" svg:height="0.635cm" svg:x="4.221cm" svg:y="10.31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0.635cm" svg:height="0.635cm" svg:x="12.222cm" svg:y="14.31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0.635cm" svg:height="0.635cm" svg:x="12.123cm" svg:y="24.31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0.635cm" svg:height="0.635cm" svg:x="27.824cm" svg:y="8.91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" draw:layer="layout" svg:width="5.08cm" svg:height="1.52cm" svg:x="28.905cm" svg:y="8.75cm">
          <draw:text-box>
            <text:p>Arrêt</text:p>
          </draw:text-box>
        </draw:frame>
        <draw:custom-shape draw:style-name="gr7" draw:text-style-name="P1" draw:layer="layout" svg:width="6.42cm" svg:height="2.999cm" svg:x="27.591cm" svg:y="16.875cm">
          <text:p text:style-name="P1">Bandes blanches</text:p>
          <draw:enhanced-geometry svg:viewBox="0 0 21600 21600" draw:mirror-horizontal="false" draw:type="line-callout-2" draw:modifiers="-13997.4458807039 21960 -3600 4000 -844.35446192181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1" draw:layer="layout" svg:width="6.42cm" svg:height="2.999cm" svg:x="27.591cm" svg:y="20.876cm">
          <text:p text:style-name="P1">Zone grise</text:p>
          <draw:enhanced-geometry svg:viewBox="0 0 21600 21600" draw:mirror-horizontal="false" draw:type="line-callout-2" draw:modifiers="-11424.0149509422 17942.4 -3600 4000 -844.35446192181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1" draw:layer="layout" svg:width="6.42cm" svg:height="2.999cm" svg:x="27.591cm" svg:y="24.677cm">
          <text:p text:style-name="P1">Fond arbitraire</text:p>
          <draw:enhanced-geometry svg:viewBox="0 0 21600 21600" draw:mirror-horizontal="false" draw:type="line-callout-2" draw:modifiers="-8315.71406323003 4572 -3600 4000 -844.35446192181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" draw:layer="layout" svg:width="0.635cm" svg:height="0.635cm" svg:x="23.125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4.126cm" svg:y="9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4.127cm" svg:y="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23.128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23.029cm" svg:y="15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35cm" svg:height="0.635cm" svg:x="14.13cm" svg:y="15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4.931cm" svg:y="1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4.932cm" svg:y="9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4.833cm" svg:y="2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35cm" svg:height="0.635cm" svg:x="14.034cm" svg:y="2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22.935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22.936cm" svg:y="2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4.037cm" svg:y="2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35cm" svg:height="0.635cm" svg:x="4.738cm" svg:y="2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35cm" svg:height="0.635cm" svg:x="4.828cm" svg:y="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35cm" svg:height="0.635cm" svg:x="27.829cm" svg:y="10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5.08cm" svg:height="1.52cm" svg:x="28.905cm" svg:y="8.75cm">
          <draw:text-box>
            <text:p>Arrêt</text:p>
          </draw:text-box>
        </draw:frame>
        <draw:frame draw:style-name="gr5" draw:layer="layout" svg:width="5.385cm" svg:height="1.52cm" svg:x="28.905cm" svg:y="10.35cm">
          <draw:text-box>
            <text:p>Point de contrô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611cm" fo:page-height="29.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5T09:23:07</meta:creation-date>
    <dc:date>2010-04-15T09:49:51</dc:date>
    <meta:editing-duration>PT00H26M44S</meta:editing-duration>
    <meta:editing-cycles>2</meta:editing-cycles>
    <meta:generator>OpenOffice.org/3.1$Unix OpenOffice.org_project/310m19$Build-9420</meta:generator>
    <meta:document-statistic meta:object-count="63"/>
  </office:meta>
</office:document-meta>
</file>